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35bd" officeooo:paragraph-rsid="001c35bd"/>
    </style:style>
    <style:style style:name="P4" style:family="paragraph" style:parent-style-name="Standard">
      <style:paragraph-properties fo:line-height="150%"/>
      <style:text-properties style:font-name="Arial" officeooo:rsid="001c5590" officeooo:paragraph-rsid="001c5590"/>
    </style:style>
    <style:style style:name="T1" style:family="text">
      <style:text-properties officeooo:rsid="001b10d8"/>
    </style:style>
    <style:style style:name="T2" style:family="text">
      <style:text-properties officeooo:rsid="001c55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Lehrveranstaltung, die von claret Eis vorgetragen wurde, ging es um die Organistionsformen von schulischer Nachmittagsbetreuung (NABE) und schulischer Tagesbetreuung (TABE). </text:p>
      <text:p text:style-name="P3">Obwohl der Themenbereich eher theoretischer Natur war, versuchte die Referentin mittels kleinen Auflockerungsspielen etwas Schwung hineinzubringen. Einmal zeichneten wir mit einem Partner gemeinsam mit verschlossenen Augen verschiedene Dinge. Die Ergebnisse waren sehr kunstvoll und da es hierbei kein richtig oder falsch gibt, kann diese Kooperationsübung auch sehr gut mit Kindern gespielt werden. Andere Spiele für zwischendurch waren ein Massagespiel, ein Spiel wo man tägliche Tätigkeiten pantomimisch nachstellen muss und ein Schüler-Lehrer Rollenspiel mit Lob und Kritik. Diese kurzen Auflockerungen haben mir wieder neue Ideen gegeben, welche ich auch in meiner Arebit umsetzen werde.</text:p>
      <text:p text:style-name="P3">Beim theoretischen Hauptteil gingen wird sehr strukturiert vor. Mich beeindruckte besonders, dass ich dem Vortrag sehr gut folgen konnte, obwohl der Vortragsstil eher langsam war, und ich <text:span text:style-name="T2">dann</text:span> normalerweise <text:span text:style-name="T2">immer abschweife und auf andere Gedanken komme.</text:span></text:p>
      <text:p text:style-name="P4">Zuerst beleuchteten wir die unterschiedlichen Formen der schulischen Tagesbetreuung im Gegensatz zu Horten. Da ich auf diesem Gebiet nur Erfahrungen aus zweiter Hand hatte, hat mich überrascht, dass es da vom Rechtlichen her, sehr viele Unterscheidungsmerkmale gibt. Bei der schulischen Tagesbetreuung gibt es eine verschränkte Form, wo der Unterricht eigentlich am ganzen Tag verteilt stattfindet und eine getrennte Form , wo der Unterricht geblockt am Vormittag abgehalten wird. Diese Tatsache war mir völlig neu, ich finde es aber gut dass es verschiedene Möglichkeiten für die Kinder gibt. Welche Form besser oder schlechter ist, kann ich noch nicht beurteilen da ich noch keine Erfahrung habe. Ich bin aber der Meinung, dass die getrennte Form besser ist, weil es dann längere zusammenhägende Zeiten gibt, in denen sich die Kinder besser auf die Aktivität einkassen können.</text:p>
      <text:p text:style-name="P4">Bei der Vortsellung der Statisti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Organisationsformen von NABE u. TABE</text:user-defined><text:tab/><text:user-defined style:data-style-name="N0" text:name="LV_Nummer">112</text:user-defined><text:tab/><text:span text:style-name="MT1">Ref.: </text:span><text:user-defined style:data-style-name="N0" text:name="Referent">Mag. Claret Eis, BEd</text:user-defined></text:p>
      </style:header>
      <style:footer>
        <text:p text:style-name="MP2"><text:tab/><text:user-defined style:data-style-name="N0" text:name="Author">Matthias Steindl</text:user-defined><text:span text:style-name="MT1"><text:tab/></text:span><text:span text:style-name="MT1"><text:page-number text:select-page="current">1</text:page-number></text:span><text:span text:style-name="MT1">/</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6:05:05.585000000</meta:creation-date>
    <meta:editing-cycles>2</meta:editing-cycles>
    <meta:editing-duration>PT14M41S</meta:editing-duration>
    <dc:title>FZP_Reflexion</dc:title>
    <meta:generator>LibreOffice/4.3.6.2$Windows_x86 LibreOffice_project/d50a87b2e514536ed401c18000dad4660b6a169e</meta:generator>
    <dc:date>2016-02-08T16:38:27.600000000</dc:date>
    <meta:document-statistic meta:table-count="0" meta:image-count="0" meta:object-count="0" meta:page-count="1" meta:paragraph-count="7" meta:word-count="296" meta:character-count="2093" meta:non-whitespace-character-count="1802"/>
    <meta:user-defined meta:name="Author">Matthias Steindl</meta:user-defined>
    <meta:user-defined meta:name="LV_Name">Organisationsformen von NABE u. TABE</meta:user-defined>
    <meta:user-defined meta:name="LV_Nummer">112</meta:user-defined>
    <meta:user-defined meta:name="Referent">Mag. Claret Eis, BEd</meta:user-defined>
    <meta:template xlink:type="simple" xlink:actuate="onRequest" xlink:title="FZP_Reflexion" xlink:href="file:///C:/Users/LieroLarryfier/AppData/Roaming/LibreOffice/4/user/template/FZP_Reflexion.ott" meta:date="2016-02-08T16:05:05.226000000"/>
  </office:meta>
</office:document-meta>
</file>